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of="urn:oasis:names:tc:opendocument:xmlns:of:1.2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of="urn:oasis:names:tc:opendocument:xmlns:of:1.2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Bad">
            <text:p>Bad</text:p>
          </table:table-cell>
          <table:table-cell table:style-name="pd1" office:value-type="string" office:value="Original">
            <text:p>Original</text:p>
          </table:table-cell>
          <table:table-cell table:style-name="pd1" office:value-type="string" office:value="scores">
            <text:p>scores</text:p>
          </table:table-cell>
          <table:table-cell table:style-name="pd1" office:value-type="string" office:value="jaccard_scores">
            <text:p>jaccard_scores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115, A, Mittal Towers, Nariman Point,Mumbai, Maharashtra, 400021">
            <text:p>115, A, Mittal Towers, Nariman Point,Mumbai, Maharashtra, 400021</text:p>
          </table:table-cell>
          <table:table-cell office:value-type="string" office:value="115, A, Mittal Towers, Nariman Point,Mumbai, Maharashtra, 400021">
            <text:p>115, A, Mittal Towers, Nariman Point,Mumbai, Maharashtra, 400021</text:p>
          </table:table-cell>
          <table:table-cell office:value-type="float" office:value="100.0">
            <text:p>100.0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2694 Honeysuckle Lane,,,,Washington,,98119">
            <text:p>2694 Honeysuckle Lane,,,,Washington,,98119</text:p>
          </table:table-cell>
          <table:table-cell office:value-type="string" office:value="2694, Honeysuckle Lane,,Seattle,Washington,USA,98119">
            <text:p>2694, Honeysuckle Lane,,Seattle,Washington,USA,98119</text:p>
          </table:table-cell>
          <table:table-cell office:value-type="float" office:value="88.28260869565217">
            <text:p>88.28260869565217</text:p>
          </table:table-cell>
          <table:table-cell office:value-type="float" office:value="80.76923076923077">
            <text:p>80.76923076923077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205, Abhishek, New Link Rd, Andheri (west), Mumbai,, Maharashtra-400053">
            <text:p>205, Abhishek, New Link Rd, Andheri (west), Mumbai,, Maharashtra-400053</text:p>
          </table:table-cell>
          <table:table-cell office:value-type="string" office:value="205 Abhishek, New Link Rd Behind Kuber Complex, Andheri (west), Mumbai, Maharashtra,India,400053">
            <text:p>205 Abhishek, New Link Rd Behind Kuber Complex, Andheri (west), Mumbai, Maharashtra,India,400053</text:p>
          </table:table-cell>
          <table:table-cell office:value-type="float" office:value="72.11558441558441">
            <text:p>72.11558441558441</text:p>
          </table:table-cell>
          <table:table-cell office:value-type="float" office:value="72.16494845360825">
            <text:p>72.16494845360825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3831, Riverwood Drive,Sacramento,95814,, California,">
            <text:p>3831, Riverwood Drive,Sacramento,95814,, California,</text:p>
          </table:table-cell>
          <table:table-cell office:value-type="string" office:value="3831,, Riverwood Drive,Sacramento, California, US, 95814-0722">
            <text:p>3831,, Riverwood Drive,Sacramento, California, US, 95814-0722</text:p>
          </table:table-cell>
          <table:table-cell office:value-type="float" office:value="64.23387096774194">
            <text:p>64.23387096774194</text:p>
          </table:table-cell>
          <table:table-cell office:value-type="float" office:value="85.24590163934425">
            <text:p>85.24590163934425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30, Simone Weil Avenue,Wedhampton,SN10 2SX,United Kingdom,,">
            <text:p>30, Simone Weil Avenue,Wedhampton,SN10 2SX,United Kingdom,,</text:p>
          </table:table-cell>
          <table:table-cell office:value-type="string" office:value="30, Simone Weil Avenue,Edinburgh,Wedhampton,,United Kingdom,SN10 2SX">
            <text:p>30, Simone Weil Avenue,Edinburgh,Wedhampton,,United Kingdom,SN10 2SX</text:p>
          </table:table-cell>
          <table:table-cell office:value-type="float" office:value="77.6842105263158">
            <text:p>77.6842105263158</text:p>
          </table:table-cell>
          <table:table-cell office:value-type="float" office:value="86.76470588235294">
            <text:p>86.76470588235294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4740 Reed Road,,Upper Arlington,OH,,,436063444">
            <text:p>4740 Reed Road,,Upper Arlington,OH,,,436063444</text:p>
          </table:table-cell>
          <table:table-cell office:value-type="string" office:value="4740, Reed Road,Suite 109,Upper Arlington,OH,USA,43606">
            <text:p>4740, Reed Road,Suite 109,Upper Arlington,OH,USA,43606</text:p>
          </table:table-cell>
          <table:table-cell office:value-type="float" office:value="54.166666666666664">
            <text:p>54.166666666666664</text:p>
          </table:table-cell>
          <table:table-cell office:value-type="float" office:value="72.41379310344827">
            <text:p>72.41379310344827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35 boulevard Aristide Briand,Le Grand-quevilly,,Haute-Normandie,,,76120">
            <text:p>35 boulevard Aristide Briand,Le Grand-quevilly,,Haute-Normandie,,,76120</text:p>
          </table:table-cell>
          <table:table-cell office:value-type="string" office:value="35, boulevard Aristide Briand,Le Grand-quevilly,Haute-Normandie,Paris,France,76120">
            <text:p>35, boulevard Aristide Briand,Le Grand-quevilly,Haute-Normandie,Paris,France,76120</text:p>
          </table:table-cell>
          <table:table-cell office:value-type="float" office:value="96.40425531914893">
            <text:p>96.40425531914893</text:p>
          </table:table-cell>
          <table:table-cell office:value-type="float" office:value="86.58536585365853">
            <text:p>86.58536585365853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3780 NW 22nd Ave,Apt 902,,Miami,FL,,33142">
            <text:p>3780 NW 22nd Ave,Apt 902,,Miami,FL,,33142</text:p>
          </table:table-cell>
          <table:table-cell office:value-type="string" office:value="3780 NW 22nd Ave,Apartment 902,,Miami,Florida,,33142">
            <text:p>3780 NW 22nd Ave,Apartment 902,,Miami,Florida,,33142</text:p>
          </table:table-cell>
          <table:table-cell office:value-type="float" office:value="88.29493087557603">
            <text:p>88.29493087557603</text:p>
          </table:table-cell>
          <table:table-cell office:value-type="float" office:value="75.47169811320755">
            <text:p>75.47169811320755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861 Virginia Street,,,Berkeley,USA,US,">
            <text:p>861 Virginia Street,,,Berkeley,USA,US,</text:p>
          </table:table-cell>
          <table:table-cell office:value-type="string" office:value="861 Virginia Street,,,Berkeley,California,US,33144">
            <text:p>861 Virginia Street,,,Berkeley,California,US,33144</text:p>
          </table:table-cell>
          <table:table-cell office:value-type="float" office:value="78.3125">
            <text:p>78.3125</text:p>
          </table:table-cell>
          <table:table-cell office:value-type="float" office:value="66.0377358490566">
            <text:p>66.0377358490566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940 Rendezvous Road,,,Riverton,USA,US,">
            <text:p>940 Rendezvous Road,,,Riverton,USA,US,</text:p>
          </table:table-cell>
          <table:table-cell office:value-type="string" office:value="940 Rendezvous Road,,,Riverton,California,US,">
            <text:p>940 Rendezvous Road,,,Riverton,California,US,</text:p>
          </table:table-cell>
          <table:table-cell office:value-type="float" office:value="93.5">
            <text:p>93.5</text:p>
          </table:table-cell>
          <table:table-cell office:value-type="float" office:value="72.91666666666666">
            <text:p>72.91666666666666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4/5190 Gali No. 4 Krishna Nagar,,,Karol Bagh,IN-DL,IN,100002">
            <text:p>4/5190 Gali No. 4 Krishna Nagar,,,Karol Bagh,IN-DL,IN,100002</text:p>
          </table:table-cell>
          <table:table-cell office:value-type="string" office:value="4/5190 Gali No. 4, Krishna Nagar,Karol Bagh,New Delhi, Delhi,India,100002">
            <text:p>4/5190 Gali No. 4, Krishna Nagar,Karol Bagh,New Delhi, Delhi,India,100002</text:p>
          </table:table-cell>
          <table:table-cell office:value-type="float" office:value="70.68437500000002">
            <text:p>70.68437500000002</text:p>
          </table:table-cell>
          <table:table-cell office:value-type="float" office:value="72.72727272727273">
            <text:p>72.72727272727273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Jesus Garcia,Villahermosa,,Villahermosa,TAB,,86040">
            <text:p>Jesus Garcia,Villahermosa,,Villahermosa,TAB,,86040</text:p>
          </table:table-cell>
          <table:table-cell office:value-type="string" office:value="Jesus Garcia,Villahermosa,,Villahermosa,TAB,Mexico,86040">
            <text:p>Jesus Garcia,Villahermosa,,Villahermosa,TAB,Mexico,86040</text:p>
          </table:table-cell>
          <table:table-cell office:value-type="float" office:value="93.25">
            <text:p>93.25</text:p>
          </table:table-cell>
          <table:table-cell office:value-type="float" office:value="89.28571428571429">
            <text:p>89.28571428571429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string" office:value="Isis 2072,Lomas Del Paradero,,Guadalajara,MEX,,44840">
            <text:p>Isis 2072,Lomas Del Paradero,,Guadalajara,MEX,,44840</text:p>
          </table:table-cell>
          <table:table-cell office:value-type="string" office:value="Isis 2072,Lomas Del Paradero,,Guadalajara,Mexico City,Mexico,44840">
            <text:p>Isis 2072,Lomas Del Paradero,,Guadalajara,Mexico City,Mexico,44840</text:p>
          </table:table-cell>
          <table:table-cell office:value-type="float" office:value="97.13636363636364">
            <text:p>97.13636363636364</text:p>
          </table:table-cell>
          <table:table-cell office:value-type="float" office:value="73.52941176470588">
            <text:p>73.52941176470588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string" office:value="1424 Grovewood Ln,Roseville,,CA95747,US-CA,US,">
            <text:p>1424 Grovewood Ln,Roseville,,CA95747,US-CA,US,</text:p>
          </table:table-cell>
          <table:table-cell office:value-type="string" office:value="1424 Grovewood Ln,,,Roseville,California,US, 95747">
            <text:p>1424 Grovewood Ln,,,Roseville,California,US, 95747</text:p>
          </table:table-cell>
          <table:table-cell office:value-type="float" office:value="78.92857142857143">
            <text:p>78.92857142857143</text:p>
          </table:table-cell>
          <table:table-cell office:value-type="float" office:value="71.42857142857143">
            <text:p>71.42857142857143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string" office:value="Shreshta Panchajanya 25,51 Arundale Beach Road,,Chennai,TNA,IN,">
            <text:p>Shreshta Panchajanya 25,51 Arundale Beach Road,,Chennai,TNA,IN,</text:p>
          </table:table-cell>
          <table:table-cell office:value-type="string" office:value="Shreshta Panchajanya 25,51 Arundale Beach Road,,Chennai,Tamil Nadu,India,710023">
            <text:p>Shreshta Panchajanya 25,51 Arundale Beach Road,,Chennai,Tamil Nadu,India,710023</text:p>
          </table:table-cell>
          <table:table-cell office:value-type="float" office:value="81.95">
            <text:p>81.95</text:p>
          </table:table-cell>
          <table:table-cell office:value-type="float" office:value="75.30864197530865">
            <text:p>75.30864197530865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string" office:value="Petit Towers 2301(23 Floor),August Kranti Marg,Kemp's Corner Mumbai,Mumbai,Mah,,400026">
            <text:p>Petit Towers 2301(23 Floor),August Kranti Marg,Kemp's Corner Mumbai,Mumbai,Mah,,400026</text:p>
          </table:table-cell>
          <table:table-cell office:value-type="string" office:value="Petit Towers 2301(23 Floor),August Kranti Marg,Kemp's Corner Mumbai,Mumbai,Maharashtra,India,400026">
            <text:p>Petit Towers 2301(23 Floor),August Kranti Marg,Kemp's Corner Mumbai,Mumbai,Maharashtra,India,400026</text:p>
          </table:table-cell>
          <table:table-cell office:value-type="float" office:value="97.4090909090909">
            <text:p>97.4090909090909</text:p>
          </table:table-cell>
          <table:table-cell office:value-type="float" office:value="86.86868686868688">
            <text:p>86.86868686868688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string" office:value="A/20, Saibaba Soc,B/H,Police Line Sardar Nagar,,Ahmedabad,GJ,,382475">
            <text:p>A/20, Saibaba Soc,B/H,Police Line Sardar Nagar,,Ahmedabad,GJ,,382475</text:p>
          </table:table-cell>
          <table:table-cell office:value-type="string" office:value="A/20, Saibaba Soc,B/H,Police Line Sardar Nagar,,Ahmedabad,Gujarat,India,382475">
            <text:p>A/20, Saibaba Soc,B/H,Police Line Sardar Nagar,,Ahmedabad,Gujarat,India,382475</text:p>
          </table:table-cell>
          <table:table-cell office:value-type="float" office:value="83.07142857142857">
            <text:p>83.07142857142857</text:p>
          </table:table-cell>
          <table:table-cell office:value-type="float" office:value="84.81012658227847">
            <text:p>84.81012658227847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string" office:value="942 Gali No 12 Rajiv Gan,Dhi Nagar New Mustafabad,,Delhi-110094,110,,94">
            <text:p>942 Gali No 12 Rajiv Gan,Dhi Nagar New Mustafabad,,Delhi-110094,110,,94</text:p>
          </table:table-cell>
          <table:table-cell office:value-type="string" office:value="942 Gali No 12, Rajiv Gandhi Nagar, New Mustafabad,New Delhi,Delhi,India,110094">
            <text:p>942 Gali No 12, Rajiv Gandhi Nagar, New Mustafabad,New Delhi,Delhi,India,110094</text:p>
          </table:table-cell>
          <table:table-cell office:value-type="float" office:value="76.59745098039214">
            <text:p>76.59745098039214</text:p>
          </table:table-cell>
          <table:table-cell office:value-type="float" office:value="76.47058823529412">
            <text:p>76.47058823529412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string" office:value="71 Canning Street 5th Floor ,,,Kolkata 700001,Kol,,Katta 700001">
            <text:p>71 Canning Street 5th Floor ,,,Kolkata 700001,Kol,,Katta 700001</text:p>
          </table:table-cell>
          <table:table-cell office:value-type="string" office:value="71, Canning Street, 5th Floor,KolKata, West Bengal, India, 700001">
            <text:p>71, Canning Street, 5th Floor,KolKata, West Bengal, India, 700001</text:p>
          </table:table-cell>
          <table:table-cell office:value-type="float" office:value="82.80977804523063">
            <text:p>82.80977804523063</text:p>
          </table:table-cell>
          <table:table-cell office:value-type="float" office:value="70.66666666666667">
            <text:p>70.66666666666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of="urn:oasis:names:tc:opendocument:xmlns:of:1.2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of="urn:oasis:names:tc:opendocument:xmlns:of:1.2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